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40ae" officeooo:paragraph-rsid="000b40ae"/>
    </style:style>
    <style:style style:name="P2" style:family="paragraph" style:parent-style-name="Standard">
      <style:paragraph-properties fo:text-align="center" style:justify-single-word="false"/>
      <style:text-properties officeooo:rsid="000b40ae" officeooo:paragraph-rsid="000b40ae"/>
    </style:style>
    <style:style style:name="P3" style:family="paragraph" style:parent-style-name="Standard">
      <style:text-properties officeooo:rsid="000b40ae" officeooo:paragraph-rsid="000b98b2"/>
    </style:style>
    <style:style style:name="P4" style:family="paragraph" style:parent-style-name="Standard">
      <style:text-properties officeooo:rsid="000b98b2" officeooo:paragraph-rsid="000b98b2"/>
    </style:style>
    <style:style style:name="P5" style:family="paragraph" style:parent-style-name="Standard">
      <style:text-properties fo:font-style="italic" officeooo:rsid="000b98b2" officeooo:paragraph-rsid="000b98b2" style:font-style-asian="italic" style:font-style-complex="italic"/>
    </style:style>
    <style:style style:name="P6" style:family="paragraph" style:parent-style-name="Standard">
      <style:text-properties officeooo:paragraph-rsid="000d798a"/>
    </style:style>
    <style:style style:name="P7" style:family="paragraph" style:parent-style-name="Standard">
      <style:text-properties officeooo:rsid="000f0233" officeooo:paragraph-rsid="000f0233"/>
    </style:style>
    <style:style style:name="P8" style:family="paragraph" style:parent-style-name="Standard">
      <style:text-properties officeooo:rsid="000fa00c" officeooo:paragraph-rsid="000fa00c"/>
    </style:style>
    <style:style style:name="T1" style:family="text">
      <style:text-properties officeooo:rsid="000b98b2"/>
    </style:style>
    <style:style style:name="T2" style:family="text">
      <style:text-properties officeooo:rsid="000d798a"/>
    </style:style>
    <style:style style:name="T3" style:family="text">
      <style:text-properties style:text-position="super 58%"/>
    </style:style>
    <style:style style:name="T4" style:family="text">
      <style:text-properties officeooo:rsid="000f0233"/>
    </style:style>
    <style:style style:name="T5" style:family="text">
      <style:text-properties fo:font-weight="bold" officeooo:rsid="000b98b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joint <text:span text:style-name="T2">Paths</text:span> in Boolean Algebra</text:p>
      <text:p text:style-name="P2">by <text:span text:style-name="T2">Adam Nemecek, </text:span>Sven Nilsen, 2020</text:p>
      <text:p text:style-name="P1"/>
      <text:p text:style-name="P5">In this paper <text:span text:style-name="T4">we</text:span> derive adjoint paths in Boolean Algebra.</text:p>
      <text:p text:style-name="P1"/>
      <text:p text:style-name="P4">Here are the <text:span text:style-name="T4">adjoint paths</text:span> of type `bool<text:span text:style-name="T3">2</text:span> → bool` which ha<text:span text:style-name="T4">ve</text:span> `not` as self-adjoint operator:</text:p>
      <text:p text:style-name="P1"/>
      <text:p text:style-name="P1"><text:tab/><text:span text:style-name="T2">\false</text:span></text:p>
      <text:p text:style-name="P1"><text:tab/><text:span text:style-name="T2">eq</text:span></text:p>
      <text:p text:style-name="P1"><text:tab/><text:span text:style-name="T2">xor</text:span></text:p>
      <text:p text:style-name="P1"><text:tab/><text:span text:style-name="T2">\true</text:span></text:p>
      <text:p text:style-name="P1"/>
      <text:p text:style-name="P7">The normal paths of these adjoint paths are:</text:p>
      <text:p text:style-name="P1"/>
      <text:p text:style-name="P3"><text:tab/><text:span text:style-name="T1">\false[not </text:span>⨯ <text:span text:style-name="T1">id → id] &lt;=&gt; \false[id </text:span>⨯ <text:span text:style-name="T1">not → id] &lt;=&gt; \false</text:span></text:p>
      <text:p text:style-name="P3"><text:tab/>eq[not ⨯ id → id] &lt;=&gt; eq[id ⨯ not → id] <text:span text:style-name="T1">&lt;=&gt; </text:span>xor</text:p>
      <text:p text:style-name="P3"><text:tab/><text:span text:style-name="T1">xor[not ⨯ id → id] &lt;=&gt; eq[id ⨯ not → id] &lt;=&gt; eq</text:span></text:p>
      <text:p text:style-name="P6"><text:tab/><text:span text:style-name="T2">\true[not ⨯ id → id] &lt;=&gt; \true[id ⨯ not → id] &lt;=&gt; \true</text:span></text:p>
      <text:p text:style-name="Standard"/>
      <text:p text:style-name="P7">Proof:</text:p>
      <text:p text:style-name="Standard"/>
      <text:p text:style-name="Standard"><text:tab/><text:span text:style-name="T1">00<text:tab/></text:span><text:span text:style-name="T5">1</text:span><text:span text:style-name="T1">0<text:tab/>0</text:span><text:span text:style-name="T5">1</text:span></text:p>
      <text:p text:style-name="Standard"><text:tab/><text:span text:style-name="T1">01<text:tab/></text:span><text:span text:style-name="T5">1</text:span><text:span text:style-name="T1">1<text:tab/>0</text:span><text:span text:style-name="T5">0</text:span></text:p>
      <text:p text:style-name="Standard"><text:tab/><text:span text:style-name="T1">10<text:tab/></text:span><text:span text:style-name="T5">0</text:span><text:span text:style-name="T1">0<text:tab/>1</text:span><text:span text:style-name="T5">1</text:span></text:p>
      <text:p text:style-name="Standard"><text:tab/><text:span text:style-name="T1">11<text:tab/></text:span><text:span text:style-name="T5">0</text:span><text:span text:style-name="T1">1<text:tab/>1</text:span><text:span text:style-name="T5">0</text:span></text:p>
      <text:p text:style-name="Standard"/>
      <text:p text:style-name="P8">This gives two constraints:</text:p>
      <text:p text:style-name="Standard"/>
      <text:p text:style-name="Standard"><text:tab/><text:span text:style-name="T1">10 == 01</text:span></text:p>
      <text:p text:style-name="Standard"><text:tab/><text:span text:style-name="T1">11 == 00</text:span></text:p>
      <text:p text:style-name="Standard"/>
      <text:p text:style-name="P8">Enumerating all functions of type `bool<text:span text:style-name="T3">2</text:span> → bool` and remove all that violate the constraints:</text:p>
      <text:p text:style-name="Standard"><text:tab/></text:p>
      <text:p text:style-name="Standard"><text:tab/><text:span text:style-name="T1">0000<text:tab/>\false</text:span></text:p>
      <text:p text:style-name="Standard"><text:tab/><text:span text:style-name="T1">0110<text:tab/>xor</text:span></text:p>
      <text:p text:style-name="Standard"><text:tab/><text:span text:style-name="T1">1001<text:tab/>eq</text:span></text:p>
      <text:p text:style-name="Standard"><text:tab/><text:span text:style-name="T1">1111<text:tab/>\true</text:span></text:p>
      <text:p text:style-name="Standard"/>
      <text:p text:style-name="P8">Q.E.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20:48:57.502878000</meta:creation-date>
    <dc:date>2020-05-05T21:48:55.369501000</dc:date>
    <meta:editing-duration>PT11M35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8" meta:word-count="148" meta:character-count="717" meta:non-whitespace-character-count="577"/>
  </office:meta>
</office:document-meta>
</file>